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5.2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7.428cm" svg:height="9.371cm" svg:x="0cm" svg:y="1.701cm">
            <draw:object draw:notify-on-update-of-ranges="Sheet1.A1:Sheet1.A1 Sheet1.A2:Sheet1.A4 Sheet1.B1:Sheet1.B1 Sheet1.B2:Sheet1.B4 Sheet1.C1:Sheet1.C1 Sheet1.C2:Sheet1.C4 Sheet1.D1:Sheet1.D1 Sheet1.D2:Sheet1.D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7.428cm" svg:height="8.945cm" svg:x="0cm" svg:y="13.198cm">
            <draw:object draw:notify-on-update-of-ranges="Sheet1.A28:Sheet1.A28 Sheet1.A29:Sheet1.A31 Sheet1.B28:Sheet1.B28 Sheet1.B29:Sheet1.B31 Sheet1.C28:Sheet1.C28 Sheet1.C29:Sheet1.C31 Sheet1.D28:Sheet1.D28 Sheet1.D29:Sheet1.D3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17.373cm" svg:height="8.912cm" svg:x="0cm" svg:y="24.329cm">
            <draw:object draw:notify-on-update-of-ranges="Sheet1.A56:Sheet1.A56 Sheet1.A57:Sheet1.A59 Sheet1.B56:Sheet1.B56 Sheet1.B57:Sheet1.B59 Sheet1.C56:Sheet1.C56 Sheet1.C57:Sheet1.C59 Sheet1.D56:Sheet1.D56 Sheet1.D57:Sheet1.D5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17.401cm" svg:height="8.084cm" svg:x="0cm" svg:y="36.229cm">
            <draw:object draw:notify-on-update-of-ranges="Sheet1.A83:Sheet1.A83 Sheet1.A84:Sheet1.A87 Sheet1.B83:Sheet1.B83 Sheet1.B84:Sheet1.B87 Sheet1.C83:Sheet1.C83 Sheet1.C84:Sheet1.C87 Sheet1.D83:Sheet1.D83 Sheet1.D84:Sheet1.D8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7.456cm" svg:height="8.865cm" svg:x="0cm" svg:y="46.947cm">
            <draw:object draw:notify-on-update-of-ranges="Sheet1.A108:Sheet1.A108 Sheet1.A109:Sheet1.A112 Sheet1.B108:Sheet1.B108 Sheet1.B109:Sheet1.B112 Sheet1.C108:Sheet1.C108 Sheet1.C109:Sheet1.C112 Sheet1.D108:Sheet1.D108 Sheet1.D109:Sheet1.D11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7.456cm" svg:height="8.031cm" svg:x="0cm" svg:y="58.478cm">
            <draw:object draw:notify-on-update-of-ranges="Sheet1.A135:Sheet1.A135 Sheet1.A136:Sheet1.A139 Sheet1.B135:Sheet1.B135 Sheet1.B136:Sheet1.B139 Sheet1.C135:Sheet1.C135 Sheet1.C136:Sheet1.C139 Sheet1.D135:Sheet1.D135 Sheet1.D136:Sheet1.D13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1" office:value-type="string">
            <text:p>Similarity</text:p>
          </table:table-cell>
          <table:table-cell table:style-name="ce1" office:value-type="string">
            <text:p>Detections</text:p>
          </table:table-cell>
          <table:table-cell table:style-name="ce1" office:value-type="string">
            <text:p>Average</text:p>
          </table:table-cell>
        </table:table-row>
        <table:table-row table:style-name="ro1">
          <table:table-cell table:style-name="ce1" office:value-type="float" office:value="-1">
            <text:p>-1</text:p>
          </table:table-cell>
          <table:table-cell table:style-name="ce1" office:value-type="float" office:value="12.208">
            <text:p>12.208</text:p>
          </table:table-cell>
          <table:table-cell table:style-name="ce1" office:value-type="float" office:value="21">
            <text:p>21</text:p>
          </table:table-cell>
          <table:table-cell table:style-name="ce1" table:formula="of:=[.B2]/[.C2]" office:value-type="float" office:value="0.581333333333333">
            <text:p>0.5813333333</text:p>
          </table:table-cell>
        </table:table-row>
        <table:table-row table:style-name="ro1">
          <table:table-cell table:style-name="ce1" office:value-type="float" office:value="0">
            <text:p>0</text:p>
          </table:table-cell>
          <table:table-cell table:style-name="ce1" office:value-type="float" office:value="25.6718">
            <text:p>25.6718</text:p>
          </table:table-cell>
          <table:table-cell table:style-name="ce1" office:value-type="float" office:value="62">
            <text:p>62</text:p>
          </table:table-cell>
          <table:table-cell table:style-name="ce1" table:formula="of:=[.B3]/[.C3]" office:value-type="float" office:value="0.414061290322581">
            <text:p>0.4140612903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1" office:value-type="float" office:value="49.6254">
            <text:p>49.6254</text:p>
          </table:table-cell>
          <table:table-cell table:style-name="ce1" office:value-type="float" office:value="134">
            <text:p>134</text:p>
          </table:table-cell>
          <table:table-cell table:style-name="ce1" table:formula="of:=[.B4]/[.C4]" office:value-type="float" office:value="0.370338805970149">
            <text:p>0.370338806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office:value-type="string">
            <text:p>ID</text:p>
          </table:table-cell>
          <table:table-cell office:value-type="string">
            <text:p>Similarity</text:p>
          </table:table-cell>
          <table:table-cell office:value-type="string">
            <text:p>Detections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9.33337">
            <text:p>9.33337</text:p>
          </table:table-cell>
          <table:table-cell office:value-type="float" office:value="15">
            <text:p>15</text:p>
          </table:table-cell>
          <table:table-cell table:style-name="ce1" table:formula="of:=[.B29]/[.C29]" office:value-type="float" office:value="0.622224666666667">
            <text:p>0.6222246667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.7127">
            <text:p>35.7127</text:p>
          </table:table-cell>
          <table:table-cell office:value-type="float" office:value="110">
            <text:p>110</text:p>
          </table:table-cell>
          <table:table-cell table:style-name="ce1" table:formula="of:=[.B30]/[.C30]" office:value-type="float" office:value="0.324660909090909">
            <text:p>0.32466090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9.0441">
            <text:p>49.0441</text:p>
          </table:table-cell>
          <table:table-cell office:value-type="float" office:value="188">
            <text:p>188</text:p>
          </table:table-cell>
          <table:table-cell table:style-name="ce1" table:formula="of:=[.B31]/[.C31]" office:value-type="float" office:value="0.260872872340426">
            <text:p>0.2608728723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 table:visibility="collapse" table:number-rows-repeated="2">
          <table:table-cell table:number-columns-repeated="4"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>
            <text:p>ID</text:p>
          </table:table-cell>
          <table:table-cell office:value-type="string">
            <text:p>Similarity</text:p>
          </table:table-cell>
          <table:table-cell office:value-type="string">
            <text:p>Detections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2.6992">
            <text:p>2.6992</text:p>
          </table:table-cell>
          <table:table-cell office:value-type="float" office:value="5">
            <text:p>5</text:p>
          </table:table-cell>
          <table:table-cell table:style-name="ce1" table:formula="of:=[.B57]/[.C57]" office:value-type="float" office:value="0.53984">
            <text:p>0.5398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6.1602">
            <text:p>26.1602</text:p>
          </table:table-cell>
          <table:table-cell office:value-type="float" office:value="86">
            <text:p>86</text:p>
          </table:table-cell>
          <table:table-cell table:style-name="ce1" table:formula="of:=[.B58]/[.C58]" office:value-type="float" office:value="0.304188372093023">
            <text:p>0.304188372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2.8382">
            <text:p>42.8382</text:p>
          </table:table-cell>
          <table:table-cell office:value-type="float" office:value="195">
            <text:p>195</text:p>
          </table:table-cell>
          <table:table-cell table:style-name="ce1" table:formula="of:=[.B59]/[.C59]" office:value-type="float" office:value="0.219683076923077">
            <text:p>0.2196830769</text:p>
          </table:table-cell>
        </table:table-row>
        <table:table-row table:style-name="ro1" table:number-rows-repeated="23">
          <table:table-cell table:number-columns-repeated="4"/>
        </table:table-row>
        <table:table-row table:style-name="ro1">
          <table:table-cell office:value-type="string">
            <text:p>ID</text:p>
          </table:table-cell>
          <table:table-cell office:value-type="string">
            <text:p>Similarity</text:p>
          </table:table-cell>
          <table:table-cell office:value-type="string">
            <text:p>Detections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38.1559">
            <text:p>38.1559</text:p>
          </table:table-cell>
          <table:table-cell office:value-type="float" office:value="55">
            <text:p>55</text:p>
          </table:table-cell>
          <table:table-cell table:style-name="ce1" table:formula="of:=[.B84]/[.C84]" office:value-type="float" office:value="0.693743636363636">
            <text:p>0.693743636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7.3422">
            <text:p>37.3422</text:p>
          </table:table-cell>
          <table:table-cell office:value-type="float" office:value="92">
            <text:p>92</text:p>
          </table:table-cell>
          <table:table-cell table:style-name="ce1" table:formula="of:=[.B85]/[.C85]" office:value-type="float" office:value="0.40589347826087">
            <text:p>0.405893478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2.9514">
            <text:p>52.9514</text:p>
          </table:table-cell>
          <table:table-cell office:value-type="float" office:value="170">
            <text:p>170</text:p>
          </table:table-cell>
          <table:table-cell table:style-name="ce1" table:formula="of:=[.B86]/[.C86]" office:value-type="float" office:value="0.311478823529412">
            <text:p>0.311478823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7171">
            <text:p>40.7171</text:p>
          </table:table-cell>
          <table:table-cell office:value-type="float" office:value="129">
            <text:p>129</text:p>
          </table:table-cell>
          <table:table-cell table:style-name="ce1" table:formula="of:=[.B87]/[.C87]" office:value-type="float" office:value="0.315636434108527">
            <text:p>0.3156364341</text:p>
          </table:table-cell>
        </table:table-row>
        <table:table-row table:style-name="ro1" table:number-rows-repeated="2">
          <table:table-cell table:number-columns-repeated="3"/>
          <table:table-cell table:style-name="ce1"/>
        </table:table-row>
        <table:table-row table:style-name="ro1" table:number-rows-repeated="18">
          <table:table-cell table:number-columns-repeated="4"/>
        </table:table-row>
        <table:table-row table:style-name="ro1">
          <table:table-cell office:value-type="string">
            <text:p>ID</text:p>
          </table:table-cell>
          <table:table-cell office:value-type="string">
            <text:p>Similarity</text:p>
          </table:table-cell>
          <table:table-cell office:value-type="string">
            <text:p>Detections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5.09351">
            <text:p>5.09351</text:p>
          </table:table-cell>
          <table:table-cell office:value-type="float" office:value="9">
            <text:p>9</text:p>
          </table:table-cell>
          <table:table-cell table:style-name="ce1" table:formula="of:=[.B109]/[.C109]" office:value-type="float" office:value="0.565945555555556">
            <text:p>0.565945555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5.5283">
            <text:p>35.5283</text:p>
          </table:table-cell>
          <table:table-cell office:value-type="float" office:value="115">
            <text:p>115</text:p>
          </table:table-cell>
          <table:table-cell table:style-name="ce1" table:formula="of:=[.B110]/[.C110]" office:value-type="float" office:value="0.308941739130435">
            <text:p>0.308941739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3.8288">
            <text:p>53.8288</text:p>
          </table:table-cell>
          <table:table-cell office:value-type="float" office:value="175">
            <text:p>175</text:p>
          </table:table-cell>
          <table:table-cell table:style-name="ce1" table:formula="of:=[.B111]/[.C111]" office:value-type="float" office:value="0.307593142857143">
            <text:p>0.307593142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7.3543">
            <text:p>37.3543</text:p>
          </table:table-cell>
          <table:table-cell office:value-type="float" office:value="157">
            <text:p>157</text:p>
          </table:table-cell>
          <table:table-cell table:style-name="ce1" table:formula="of:=[.B112]/[.C112]" office:value-type="float" office:value="0.237925477707006">
            <text:p>0.2379254777</text:p>
          </table:table-cell>
        </table:table-row>
        <table:table-row table:style-name="ro1" table:number-rows-repeated="22">
          <table:table-cell table:number-columns-repeated="4"/>
        </table:table-row>
        <table:table-row table:style-name="ro1">
          <table:table-cell office:value-type="string">
            <text:p>ID</text:p>
          </table:table-cell>
          <table:table-cell office:value-type="string">
            <text:p>Similarity</text:p>
          </table:table-cell>
          <table:table-cell office:value-type="string">
            <text:p>Detections</text:p>
          </table:table-cell>
          <table:table-cell office:value-type="string">
            <text:p>Average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12.0664">
            <text:p>12.0664</text:p>
          </table:table-cell>
          <table:table-cell office:value-type="float" office:value="21">
            <text:p>21</text:p>
          </table:table-cell>
          <table:table-cell table:style-name="ce1" table:formula="of:=[.B136]/[.C136]" office:value-type="float" office:value="0.574590476190476">
            <text:p>0.57459047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0.2251">
            <text:p>30.2251</text:p>
          </table:table-cell>
          <table:table-cell office:value-type="float" office:value="107">
            <text:p>107</text:p>
          </table:table-cell>
          <table:table-cell table:style-name="ce1" table:formula="of:=[.B137]/[.C137]" office:value-type="float" office:value="0.282477570093458">
            <text:p>0.2824775701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0.2323">
            <text:p>40.2323</text:p>
          </table:table-cell>
          <table:table-cell office:value-type="float" office:value="161">
            <text:p>161</text:p>
          </table:table-cell>
          <table:table-cell table:style-name="ce1" table:formula="of:=[.B138]/[.C138]" office:value-type="float" office:value="0.249890062111801">
            <text:p>0.249890062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2.3104">
            <text:p>42.3104</text:p>
          </table:table-cell>
          <table:table-cell office:value-type="float" office:value="135">
            <text:p>135</text:p>
          </table:table-cell>
          <table:table-cell table:style-name="ce1" table:formula="of:=[.B139]/[.C139]" office:value-type="float" office:value="0.31341037037037">
            <text:p>0.3134103704</text:p>
          </table:table-cell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MX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dro Romero</meta:initial-creator>
    <meta:creation-date>2013-06-05T16:59:20</meta:creation-date>
    <dc:date>2013-06-05T17:40:56</dc:date>
    <dc:creator>Pedro Romero</dc:creator>
    <meta:editing-duration>PT27M5S</meta:editing-duration>
    <meta:editing-cycles>2</meta:editing-cycles>
    <meta:generator>LibreOffice/3.5$Linux_x86 LibreOffice_project/350m1$Build-2</meta:generator>
    <meta:document-statistic meta:table-count="3" meta:cell-count="108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29cm" svg:height="9.372cm" xlink:href=".." xlink:type="simple" chart:class="chart:bar" chart:style-name="ch1">
        <chart:title svg:x="7.255cm" svg:y="0.323cm" chart:style-name="ch2">
          <text:p>Dos personas</text:p>
        </chart:title>
        <chart:subtitle svg:x="7.585cm" svg:y="1.289cm" chart:style-name="ch3">
          <text:p>Cuatro fotos</text:p>
        </chart:subtitle>
        <chart:legend chart:legend-position="end" svg:x="15.034cm" svg:y="3.889cm" style:legend-expansion="high" chart:style-name="ch4"/>
        <chart:plot-area chart:style-name="ch5" table:cell-range-address="Sheet1.A1:Sheet1.D4" chart:data-source-has-labels="both" svg:x="0.798cm" svg:y="2.159cm" svg:width="13.54cm" svg:height="6.6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605cm" svg:y="2.169cm" svg:width="12.733cm" svg:height="5.94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A2:Sheet1.A4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z" chart:name="primary-z" chart:style-name="ch6"/>
          <chart:series chart:style-name="ch9" chart:values-cell-range-address="Sheet1.B2:Sheet1.B4" chart:label-cell-address="Sheet1.B1:Sheet1.B1" chart:class="chart:bar">
            <chart:data-point chart:repeated="3"/>
          </chart:series>
          <chart:series chart:style-name="ch10" chart:values-cell-range-address="Sheet1.C2:Sheet1.C4" chart:label-cell-address="Sheet1.C1:Sheet1.C1" chart:class="chart:bar">
            <chart:data-point chart:repeated="3"/>
          </chart:series>
          <chart:series chart:style-name="ch11" chart:values-cell-range-address="Sheet1.D2:Sheet1.D4" chart:label-cell-address="Sheet1.D1:Sheet1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ty</text:p>
                <draw:g>
                  <svg:desc>Sheet1.B1:Sheet1.B1</svg:desc>
                </draw:g>
              </table:table-cell>
              <table:table-cell office:value-type="string">
                <text:p>Detections</text:p>
                <draw:g>
                  <svg:desc>Sheet1.C1:Sheet1.C1</svg:desc>
                </draw:g>
              </table:table-cell>
              <table:table-cell office:value-type="string">
                <text:p>Averag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Sheet1.A2:Sheet1.A4</svg:desc>
                </draw:g>
              </table:table-cell>
              <table:table-cell office:value-type="float" office:value="12.208">
                <text:p>12.208</text:p>
                <draw:g>
                  <svg:desc>Sheet1.B2:Sheet1.B4</svg:desc>
                </draw:g>
              </table:table-cell>
              <table:table-cell office:value-type="float" office:value="21">
                <text:p>21</text:p>
                <draw:g>
                  <svg:desc>Sheet1.C2:Sheet1.C4</svg:desc>
                </draw:g>
              </table:table-cell>
              <table:table-cell office:value-type="float" office:value="0.581333333333333">
                <text:p>0.581333333333333</text:p>
                <draw:g>
                  <svg:desc>Sheet1.D2:Sheet1.D4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5.6718">
                <text:p>25.6718</text:p>
              </table:table-cell>
              <table:table-cell office:value-type="float" office:value="62">
                <text:p>62</text:p>
              </table:table-cell>
              <table:table-cell office:value-type="float" office:value="0.414061290322581">
                <text:p>0.414061290322581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9.6254">
                <text:p>49.6254</text:p>
              </table:table-cell>
              <table:table-cell office:value-type="float" office:value="134">
                <text:p>134</text:p>
              </table:table-cell>
              <table:table-cell office:value-type="float" office:value="0.370338805970149">
                <text:p>0.3703388059701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29cm" svg:height="8.946cm" xlink:href=".." xlink:type="simple" chart:class="chart:bar" chart:style-name="ch1">
        <chart:title svg:x="7.255cm" svg:y="0.314cm" chart:style-name="ch2">
          <text:p>Dos personas</text:p>
        </chart:title>
        <chart:subtitle svg:x="7.691cm" svg:y="1.271cm" chart:style-name="ch3">
          <text:p>Ocho fotos</text:p>
        </chart:subtitle>
        <chart:legend chart:legend-position="end" svg:x="15.034cm" svg:y="3.676cm" style:legend-expansion="high" chart:style-name="ch4"/>
        <chart:plot-area chart:style-name="ch5" table:cell-range-address="Sheet1.A28:Sheet1.D31" chart:data-source-has-labels="both" svg:x="0.798cm" svg:y="2.132cm" svg:width="13.54cm" svg:height="6.21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32cm" svg:y="2.132cm" svg:width="12.478cm" svg:height="5.569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A29:Sheet1.A31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z" chart:name="primary-z" chart:style-name="ch6"/>
          <chart:series chart:style-name="ch9" chart:values-cell-range-address="Sheet1.B29:Sheet1.B31" chart:label-cell-address="Sheet1.B28:Sheet1.B28" chart:class="chart:bar">
            <chart:data-point chart:repeated="3"/>
          </chart:series>
          <chart:series chart:style-name="ch10" chart:values-cell-range-address="Sheet1.C29:Sheet1.C31" chart:label-cell-address="Sheet1.C28:Sheet1.C28" chart:class="chart:bar">
            <chart:data-point chart:repeated="3"/>
          </chart:series>
          <chart:series chart:style-name="ch11" chart:values-cell-range-address="Sheet1.D29:Sheet1.D31" chart:label-cell-address="Sheet1.D28:Sheet1.D28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ty</text:p>
                <draw:g>
                  <svg:desc>Sheet1.B28:Sheet1.B28</svg:desc>
                </draw:g>
              </table:table-cell>
              <table:table-cell office:value-type="string">
                <text:p>Detections</text:p>
                <draw:g>
                  <svg:desc>Sheet1.C28:Sheet1.C28</svg:desc>
                </draw:g>
              </table:table-cell>
              <table:table-cell office:value-type="string">
                <text:p>Average</text:p>
                <draw:g>
                  <svg:desc>Sheet1.D28:Sheet1.D28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Sheet1.A29:Sheet1.A31</svg:desc>
                </draw:g>
              </table:table-cell>
              <table:table-cell office:value-type="float" office:value="9.33337">
                <text:p>9.33337</text:p>
                <draw:g>
                  <svg:desc>Sheet1.B29:Sheet1.B31</svg:desc>
                </draw:g>
              </table:table-cell>
              <table:table-cell office:value-type="float" office:value="15">
                <text:p>15</text:p>
                <draw:g>
                  <svg:desc>Sheet1.C29:Sheet1.C31</svg:desc>
                </draw:g>
              </table:table-cell>
              <table:table-cell office:value-type="float" office:value="0.622224666666667">
                <text:p>0.622224666666667</text:p>
                <draw:g>
                  <svg:desc>Sheet1.D29:Sheet1.D31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5.7127">
                <text:p>35.7127</text:p>
              </table:table-cell>
              <table:table-cell office:value-type="float" office:value="110">
                <text:p>110</text:p>
              </table:table-cell>
              <table:table-cell office:value-type="float" office:value="0.324660909090909">
                <text:p>0.324660909090909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9.0441">
                <text:p>49.0441</text:p>
              </table:table-cell>
              <table:table-cell office:value-type="float" office:value="188">
                <text:p>188</text:p>
              </table:table-cell>
              <table:table-cell office:value-type="float" office:value="0.260872872340426">
                <text:p>0.2608728723404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374cm" svg:height="8.913cm" xlink:href=".." xlink:type="simple" chart:class="chart:bar" chart:style-name="ch1">
        <chart:title svg:x="7.228cm" svg:y="0.314cm" chart:style-name="ch2">
          <text:p>Dos personas</text:p>
        </chart:title>
        <chart:subtitle svg:x="7.281cm" svg:y="1.271cm" chart:style-name="ch3">
          <text:p>Dieciséis Fotos</text:p>
        </chart:subtitle>
        <chart:legend chart:legend-position="end" svg:x="14.978cm" svg:y="3.659cm" style:legend-expansion="high" chart:style-name="ch4"/>
        <chart:plot-area chart:style-name="ch5" table:cell-range-address="Sheet1.A56:Sheet1.D59" chart:data-source-has-labels="both" svg:x="0.797cm" svg:y="2.132cm" svg:width="13.488cm" svg:height="6.18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739cm" svg:y="2.132cm" svg:width="12.411cm" svg:height="5.53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A57:Sheet1.A5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z" chart:name="primary-z" chart:style-name="ch6"/>
          <chart:series chart:style-name="ch9" chart:values-cell-range-address="Sheet1.B57:Sheet1.B59" chart:label-cell-address="Sheet1.B56:Sheet1.B56" chart:class="chart:bar">
            <chart:data-point chart:repeated="3"/>
          </chart:series>
          <chart:series chart:style-name="ch10" chart:values-cell-range-address="Sheet1.C57:Sheet1.C59" chart:label-cell-address="Sheet1.C56:Sheet1.C56" chart:class="chart:bar">
            <chart:data-point chart:repeated="3"/>
          </chart:series>
          <chart:series chart:style-name="ch11" chart:values-cell-range-address="Sheet1.D57:Sheet1.D59" chart:label-cell-address="Sheet1.D56:Sheet1.D5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ty</text:p>
                <draw:g>
                  <svg:desc>Sheet1.B56:Sheet1.B56</svg:desc>
                </draw:g>
              </table:table-cell>
              <table:table-cell office:value-type="string">
                <text:p>Detections</text:p>
                <draw:g>
                  <svg:desc>Sheet1.C56:Sheet1.C56</svg:desc>
                </draw:g>
              </table:table-cell>
              <table:table-cell office:value-type="string">
                <text:p>Average</text:p>
                <draw:g>
                  <svg:desc>Sheet1.D56:Sheet1.D56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Sheet1.A57:Sheet1.A59</svg:desc>
                </draw:g>
              </table:table-cell>
              <table:table-cell office:value-type="float" office:value="2.6992">
                <text:p>2.6992</text:p>
                <draw:g>
                  <svg:desc>Sheet1.B57:Sheet1.B59</svg:desc>
                </draw:g>
              </table:table-cell>
              <table:table-cell office:value-type="float" office:value="5">
                <text:p>5</text:p>
                <draw:g>
                  <svg:desc>Sheet1.C57:Sheet1.C59</svg:desc>
                </draw:g>
              </table:table-cell>
              <table:table-cell office:value-type="float" office:value="0.53984">
                <text:p>0.53984</text:p>
                <draw:g>
                  <svg:desc>Sheet1.D57:Sheet1.D59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26.1602">
                <text:p>26.1602</text:p>
              </table:table-cell>
              <table:table-cell office:value-type="float" office:value="86">
                <text:p>86</text:p>
              </table:table-cell>
              <table:table-cell office:value-type="float" office:value="0.304188372093023">
                <text:p>0.304188372093023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2.8382">
                <text:p>42.8382</text:p>
              </table:table-cell>
              <table:table-cell office:value-type="float" office:value="195">
                <text:p>195</text:p>
              </table:table-cell>
              <table:table-cell office:value-type="float" office:value="0.219683076923077">
                <text:p>0.21968307692307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02cm" svg:height="8.085cm" xlink:href=".." xlink:type="simple" chart:class="chart:bar" chart:style-name="ch1">
        <chart:title svg:x="7.189cm" svg:y="0.297cm" chart:style-name="ch2">
          <text:p>Tres personas</text:p>
        </chart:title>
        <chart:subtitle svg:x="7.572cm" svg:y="1.237cm" chart:style-name="ch3">
          <text:p>Cuatro fotos</text:p>
        </chart:subtitle>
        <chart:legend chart:legend-position="end" svg:x="15.006cm" svg:y="3.245cm" style:legend-expansion="high" chart:style-name="ch4"/>
        <chart:plot-area chart:style-name="ch5" table:cell-range-address="Sheet1.A83:Sheet1.D87" chart:data-source-has-labels="both" svg:x="0.798cm" svg:y="2.081cm" svg:width="13.513cm" svg:height="5.423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621cm" svg:y="2.081cm" svg:width="12.674cm" svg:height="4.77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A84:Sheet1.A87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z" chart:name="primary-z" chart:style-name="ch6"/>
          <chart:series chart:style-name="ch9" chart:values-cell-range-address="Sheet1.B84:Sheet1.B87" chart:label-cell-address="Sheet1.B83:Sheet1.B83" chart:class="chart:bar">
            <chart:data-point chart:repeated="4"/>
          </chart:series>
          <chart:series chart:style-name="ch10" chart:values-cell-range-address="Sheet1.C84:Sheet1.C87" chart:label-cell-address="Sheet1.C83:Sheet1.C83" chart:class="chart:bar">
            <chart:data-point chart:repeated="4"/>
          </chart:series>
          <chart:series chart:style-name="ch11" chart:values-cell-range-address="Sheet1.D84:Sheet1.D87" chart:label-cell-address="Sheet1.D83:Sheet1.D83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ty</text:p>
                <draw:g>
                  <svg:desc>Sheet1.B83:Sheet1.B83</svg:desc>
                </draw:g>
              </table:table-cell>
              <table:table-cell office:value-type="string">
                <text:p>Detections</text:p>
                <draw:g>
                  <svg:desc>Sheet1.C83:Sheet1.C83</svg:desc>
                </draw:g>
              </table:table-cell>
              <table:table-cell office:value-type="string">
                <text:p>Average</text:p>
                <draw:g>
                  <svg:desc>Sheet1.D83:Sheet1.D83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Sheet1.A84:Sheet1.A87</svg:desc>
                </draw:g>
              </table:table-cell>
              <table:table-cell office:value-type="float" office:value="38.1559">
                <text:p>38.1559</text:p>
                <draw:g>
                  <svg:desc>Sheet1.B84:Sheet1.B87</svg:desc>
                </draw:g>
              </table:table-cell>
              <table:table-cell office:value-type="float" office:value="55">
                <text:p>55</text:p>
                <draw:g>
                  <svg:desc>Sheet1.C84:Sheet1.C87</svg:desc>
                </draw:g>
              </table:table-cell>
              <table:table-cell office:value-type="float" office:value="0.693743636363636">
                <text:p>0.693743636363636</text:p>
                <draw:g>
                  <svg:desc>Sheet1.D84:Sheet1.D87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7.3422">
                <text:p>37.3422</text:p>
              </table:table-cell>
              <table:table-cell office:value-type="float" office:value="92">
                <text:p>92</text:p>
              </table:table-cell>
              <table:table-cell office:value-type="float" office:value="0.40589347826087">
                <text:p>0.40589347826087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2.9514">
                <text:p>52.9514</text:p>
              </table:table-cell>
              <table:table-cell office:value-type="float" office:value="170">
                <text:p>170</text:p>
              </table:table-cell>
              <table:table-cell office:value-type="float" office:value="0.311478823529412">
                <text:p>0.311478823529412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0.7171">
                <text:p>40.7171</text:p>
              </table:table-cell>
              <table:table-cell office:value-type="float" office:value="129">
                <text:p>129</text:p>
              </table:table-cell>
              <table:table-cell office:value-type="float" office:value="0.315636434108527">
                <text:p>0.31563643410852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57cm" svg:height="8.866cm" xlink:href=".." xlink:type="simple" chart:class="chart:bar" chart:style-name="ch1">
        <chart:title svg:x="7.216cm" svg:y="0.313cm" chart:style-name="ch2">
          <text:p>Tres personas</text:p>
        </chart:title>
        <chart:subtitle svg:x="7.705cm" svg:y="1.269cm" chart:style-name="ch3">
          <text:p>Ocho fotos</text:p>
        </chart:subtitle>
        <chart:legend chart:legend-position="end" svg:x="15.062cm" svg:y="3.636cm" style:legend-expansion="high" chart:style-name="ch4"/>
        <chart:plot-area chart:style-name="ch5" table:cell-range-address="Sheet1.A108:Sheet1.D112" chart:data-source-has-labels="both" svg:x="0.799cm" svg:y="2.129cm" svg:width="13.565cm" svg:height="6.1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684cm" svg:y="2.129cm" svg:width="12.601cm" svg:height="5.493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A109:Sheet1.A112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z" chart:name="primary-z" chart:style-name="ch6"/>
          <chart:series chart:style-name="ch9" chart:values-cell-range-address="Sheet1.B109:Sheet1.B112" chart:label-cell-address="Sheet1.B108:Sheet1.B108" chart:class="chart:bar">
            <chart:data-point chart:repeated="4"/>
          </chart:series>
          <chart:series chart:style-name="ch10" chart:values-cell-range-address="Sheet1.C109:Sheet1.C112" chart:label-cell-address="Sheet1.C108:Sheet1.C108" chart:class="chart:bar">
            <chart:data-point chart:repeated="4"/>
          </chart:series>
          <chart:series chart:style-name="ch11" chart:values-cell-range-address="Sheet1.D109:Sheet1.D112" chart:label-cell-address="Sheet1.D108:Sheet1.D108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ty</text:p>
                <draw:g>
                  <svg:desc>Sheet1.B108:Sheet1.B108</svg:desc>
                </draw:g>
              </table:table-cell>
              <table:table-cell office:value-type="string">
                <text:p>Detections</text:p>
                <draw:g>
                  <svg:desc>Sheet1.C108:Sheet1.C108</svg:desc>
                </draw:g>
              </table:table-cell>
              <table:table-cell office:value-type="string">
                <text:p>Average</text:p>
                <draw:g>
                  <svg:desc>Sheet1.D108:Sheet1.D108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Sheet1.A109:Sheet1.A112</svg:desc>
                </draw:g>
              </table:table-cell>
              <table:table-cell office:value-type="float" office:value="5.09351">
                <text:p>5.09351</text:p>
                <draw:g>
                  <svg:desc>Sheet1.B109:Sheet1.B112</svg:desc>
                </draw:g>
              </table:table-cell>
              <table:table-cell office:value-type="float" office:value="9">
                <text:p>9</text:p>
                <draw:g>
                  <svg:desc>Sheet1.C109:Sheet1.C112</svg:desc>
                </draw:g>
              </table:table-cell>
              <table:table-cell office:value-type="float" office:value="0.565945555555556">
                <text:p>0.565945555555556</text:p>
                <draw:g>
                  <svg:desc>Sheet1.D109:Sheet1.D112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5.5283">
                <text:p>35.5283</text:p>
              </table:table-cell>
              <table:table-cell office:value-type="float" office:value="115">
                <text:p>115</text:p>
              </table:table-cell>
              <table:table-cell office:value-type="float" office:value="0.308941739130435">
                <text:p>0.30894173913043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53.8288">
                <text:p>53.8288</text:p>
              </table:table-cell>
              <table:table-cell office:value-type="float" office:value="175">
                <text:p>175</text:p>
              </table:table-cell>
              <table:table-cell office:value-type="float" office:value="0.307593142857143">
                <text:p>0.30759314285714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3543">
                <text:p>37.3543</text:p>
              </table:table-cell>
              <table:table-cell office:value-type="float" office:value="157">
                <text:p>157</text:p>
              </table:table-cell>
              <table:table-cell office:value-type="float" office:value="0.237925477707006">
                <text:p>0.2379254777070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fill-color="#004586"/>
      <style:text-properties fo:font-size="10pt" style:font-size-asian="10pt" style:font-size-complex="10pt"/>
    </style:style>
    <style:style style:name="ch10" style:family="chart" style:data-style-name="N0">
      <style:graphic-properties draw:fill-color="#ff420e"/>
      <style:text-properties fo:font-size="10pt" style:font-size-asian="10pt" style:font-size-complex="10pt"/>
    </style:style>
    <style:style style:name="ch11" style:family="chart" style:data-style-name="N0">
      <style:graphic-properties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457cm" svg:height="8.032cm" xlink:href=".." xlink:type="simple" chart:class="chart:bar" chart:style-name="ch1">
        <chart:title svg:x="7.216cm" svg:y="0.296cm" chart:style-name="ch2">
          <text:p>Tres personas</text:p>
        </chart:title>
        <chart:subtitle svg:x="7.388cm" svg:y="1.235cm" chart:style-name="ch3">
          <text:p>Dieciséis fotos</text:p>
        </chart:subtitle>
        <chart:legend chart:legend-position="end" svg:x="15.062cm" svg:y="3.219cm" style:legend-expansion="high" chart:style-name="ch4"/>
        <chart:plot-area chart:style-name="ch5" table:cell-range-address="Sheet1.A135:Sheet1.D139" chart:data-source-has-labels="both" svg:x="0.799cm" svg:y="2.078cm" svg:width="13.565cm" svg:height="5.374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flat" dr3d:ambient-color="#999999" dr3d:lighting-mode="true">
          <chartooo:coordinate-region svg:x="1.698cm" svg:y="2.078cm" svg:width="12.574cm" svg:height="4.727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ooo:date-scale/>
            <chart:categories table:cell-range-address="Sheet1.A136:Sheet1.A139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axis chart:dimension="z" chart:name="primary-z" chart:style-name="ch6"/>
          <chart:series chart:style-name="ch9" chart:values-cell-range-address="Sheet1.B136:Sheet1.B139" chart:label-cell-address="Sheet1.B135:Sheet1.B135" chart:class="chart:bar">
            <chart:data-point chart:repeated="4"/>
          </chart:series>
          <chart:series chart:style-name="ch10" chart:values-cell-range-address="Sheet1.C136:Sheet1.C139" chart:label-cell-address="Sheet1.C135:Sheet1.C135" chart:class="chart:bar">
            <chart:data-point chart:repeated="4"/>
          </chart:series>
          <chart:series chart:style-name="ch11" chart:values-cell-range-address="Sheet1.D136:Sheet1.D139" chart:label-cell-address="Sheet1.D135:Sheet1.D135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ilarity</text:p>
                <draw:g>
                  <svg:desc>Sheet1.B135:Sheet1.B135</svg:desc>
                </draw:g>
              </table:table-cell>
              <table:table-cell office:value-type="string">
                <text:p>Detections</text:p>
                <draw:g>
                  <svg:desc>Sheet1.C135:Sheet1.C135</svg:desc>
                </draw:g>
              </table:table-cell>
              <table:table-cell office:value-type="string">
                <text:p>Average</text:p>
                <draw:g>
                  <svg:desc>Sheet1.D135:Sheet1.D135</svg:desc>
                </draw:g>
              </table:table-cell>
            </table:table-row>
          </table:table-header-rows>
          <table:table-rows>
            <table:table-row>
              <table:table-cell office:value-type="float" office:value="-1">
                <text:p>-</text:p>
                <draw:g>
                  <svg:desc>Sheet1.A136:Sheet1.A139</svg:desc>
                </draw:g>
              </table:table-cell>
              <table:table-cell office:value-type="float" office:value="12.0664">
                <text:p>12.0664</text:p>
                <draw:g>
                  <svg:desc>Sheet1.B136:Sheet1.B139</svg:desc>
                </draw:g>
              </table:table-cell>
              <table:table-cell office:value-type="float" office:value="21">
                <text:p>21</text:p>
                <draw:g>
                  <svg:desc>Sheet1.C136:Sheet1.C139</svg:desc>
                </draw:g>
              </table:table-cell>
              <table:table-cell office:value-type="float" office:value="0.574590476190476">
                <text:p>0.574590476190476</text:p>
                <draw:g>
                  <svg:desc>Sheet1.D136:Sheet1.D139</svg:desc>
                </draw:g>
              </table:table-cell>
            </table:table-row>
            <table:table-row>
              <table:table-cell office:value-type="float" office:value="0">
                <text:p/>
              </table:table-cell>
              <table:table-cell office:value-type="float" office:value="30.2251">
                <text:p>30.2251</text:p>
              </table:table-cell>
              <table:table-cell office:value-type="float" office:value="107">
                <text:p>107</text:p>
              </table:table-cell>
              <table:table-cell office:value-type="float" office:value="0.282477570093458">
                <text:p>0.282477570093458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40.2323">
                <text:p>40.2323</text:p>
              </table:table-cell>
              <table:table-cell office:value-type="float" office:value="161">
                <text:p>161</text:p>
              </table:table-cell>
              <table:table-cell office:value-type="float" office:value="0.249890062111801">
                <text:p>0.249890062111801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2.3104">
                <text:p>42.3104</text:p>
              </table:table-cell>
              <table:table-cell office:value-type="float" office:value="135">
                <text:p>135</text:p>
              </table:table-cell>
              <table:table-cell office:value-type="float" office:value="0.31341037037037">
                <text:p>0.313410370370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